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695cm" fo:margin-left="0.191cm" fo:margin-right="0.259cm" style:page-number="auto" table:align="margins"/>
    </style:style>
    <style:style style:name="Table1.A" style:family="table-column">
      <style:table-column-properties style:column-width="2.487cm" style:rel-column-width="1410*"/>
    </style:style>
    <style:style style:name="Table1.B" style:family="table-column">
      <style:table-column-properties style:column-width="14.208cm" style:rel-column-width="8055*"/>
    </style:style>
    <style:style style:name="Table1.1" style:family="table-row">
      <style:table-row-properties style:min-row-height="2.519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Normal">
      <style:paragraph-properties fo:line-height="115%">
        <style:tab-stops>
          <style:tab-stop style:position="2cm"/>
        </style:tab-stops>
      </style:paragraph-properties>
    </style:style>
    <style:style style:name="P6" style:family="paragraph" style:parent-style-name="Normal">
      <style:paragraph-properties fo:text-align="justify" style:justify-single-word="false"/>
    </style:style>
    <style:style style:name="P7" style:family="paragraph" style:parent-style-name="Normal">
      <style:text-properties fo:language="id" fo:country="ID"/>
    </style:style>
    <style:style style:name="P8" style:family="paragraph" style:parent-style-name="Normal">
      <style:paragraph-properties fo:margin-left="2.54cm" fo:margin-right="0cm" fo:text-align="justify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3.175cm" fo:margin-right="0cm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1.905cm" fo:margin-right="0cm" fo:text-align="justify" style:justify-single-word="false" fo:text-indent="0cm" style:auto-text-indent="false">
        <style:tab-stops>
          <style:tab-stop style:position="7.303cm" style:type="center"/>
        </style:tab-stops>
      </style:paragraph-properties>
    </style:style>
    <style:style style:name="P11" style:family="paragraph" style:parent-style-name="Normal">
      <style:paragraph-properties fo:margin-left="10.16cm" fo:margin-right="0cm" fo:text-align="justify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0cm" fo:text-indent="1.27cm" style:auto-text-indent="false"/>
    </style:style>
    <style:style style:name="P13" style:family="paragraph" style:parent-style-name="Normal" style:list-style-name="L1">
      <style:paragraph-properties fo:text-align="justify" style:justify-single-word="false"/>
    </style:style>
    <style:style style:name="P14" style:family="paragraph" style:parent-style-name="Normal" style:list-style-name="L3">
      <style:paragraph-properties fo:text-align="justify" style:justify-single-word="false"/>
    </style:style>
    <style:style style:name="P15" style:family="paragraph" style:parent-style-name="Normal" style:list-style-name="L3"/>
    <style:style style:name="P16" style:family="paragraph" style:parent-style-name="List_20_Paragraph" style:list-style-name="L1">
      <style:paragraph-properties fo:text-align="justify" style:justify-single-word="false"/>
    </style:style>
    <style:style style:name="P17" style:family="paragraph" style:parent-style-name="List_20_Paragraph" style:list-style-name="L2">
      <style:paragraph-properties fo:text-align="justify" style:justify-single-word="false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font-size="9pt" fo:language="id" fo:country="ID" style:font-size-asian="9pt" style:font-size-complex="9pt"/>
    </style:style>
    <style:style style:name="T4" style:family="text">
      <style:text-properties fo:font-size="9pt" fo:language="sv" fo:country="SE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color="#ff000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2"><draw:frame draw:style-name="fr1" draw:name="Picture 1" text:anchor-type="as-char" svg:y="0cm" svg:width="1.972cm" style:rel-width="scale" svg:height="2.404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2">PEMERINTAH KOTA YOGYAKARTA</text:p>
            <text:p text:style-name="P2">DINAS PENDIDIKAN</text:p>
            <text:p text:style-name="Normal"><text:span text:style-name="Default_20_Paragraph_20_Font"><text:span text:style-name="T3"><text:s text:c="13"/></text:span></text:span><text:span text:style-name="Default_20_Paragraph_20_Font"><text:span text:style-name="T4">Jl. Hayam Wuruk No. 11 Yogyakarta Telepon (0274) 512856, 563078, Fax. (0274) 512956</text:span></text:span></text:p>
            <text:p text:style-name="P3"><text:span text:style-name="Default_20_Paragraph_20_Font"><text:span text:style-name="T4"><text:tab/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4">pendidikan@jogja.go.id</text:span></text:span></text:a><text:span text:style-name="Default_20_Paragraph_20_Font"><text:span text:style-name="T4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4">pendidikan@intra.jogja.go.id</text:span></text:span></text:a></text:p>
            <text:p text:style-name="P4">KODE POS 55212</text:p>
          </table:table-cell>
        </table:table-row>
      </table:table>
      <text:p text:style-name="Normal">Nomor : <text:tab/><text:tab/><text:tab/><text:tab/><text:tab/><text:tab/>Yogyakarta, [onshow.tanggal]<text:tab/></text:p>
      <text:p text:style-name="Normal">Lamp<text:tab/>: </text:p>
      <text:p text:style-name="Normal">Hal<text:tab/>: Permohonan Pensiun Janda</text:p>
      <text:p text:style-name="P5"><text:s text:c="14"/>Pegawai Negeri Sipil<text:tab/><text:tab/><text:tab/><text:tab/>Kepada: <text:s/></text:p>
      <text:p text:style-name="Normal"><text:tab/><text:tab/><text:tab/><text:tab/><text:tab/><text:tab/><text:tab/>Yth. <text:span text:style-name="Default_20_Paragraph_20_Font"><text:span text:style-name="T1">[onshow.kepada]</text:span></text:span><text:tab/><text:tab/><text:tab/><text:tab/><text:tab/><text:tab/><text:tab/><text:tab/><text:tab/><text:tab/><text:tab/><text:span text:style-name="Default_20_Paragraph_20_Font"><text:span text:style-name="T5">melalui Bapak Kepala Badan <text:s/>Kepegawaian Daerah</text:span></text:span><text:span text:style-name="Default_20_Paragraph_20_Font"><text:span text:style-name="T5"><text:tab/></text:span></text:span><text:tab/> <text:tab/><text:tab/><text:tab/><text:tab/><text:tab/>Kota Yogyakarta<text:tab/><text:tab/><text:tab/><text:tab/><text:tab/><text:tab/><text:tab/><text:tab/><text:tab/><text:tab/><text:tab/><text:tab/><text:tab/><text:tab/><text:tab/><text:tab/><text:tab/><text:tab/><text:tab/><text:tab/><text:tab/> <text:tab/><text:tab/><text:tab/><text:tab/><text:tab/><text:tab/><text:tab/><text:tab/><text:tab/><text:tab/><text:tab/><text:tab/><text:tab/><text:tab/><text:tab/><text:tab/>Di</text:p>
      <text:p text:style-name="Normal"><text:tab/><text:tab/><text:tab/><text:tab/><text:tab/><text:tab/><text:tab/><text:tab/>Yogyakarta</text:p>
      <text:p text:style-name="Normal"/>
      <text:p text:style-name="P6"><text:tab/>Dengan hormat, <text:s/>kami teruskan berkas permohonan Pensiun Janda <text:tab/>(meninggal) bagi:</text:p>
      <text:p text:style-name="Normal"/>
      <text:list xml:id="list3119875938942500174" text:style-name="L1">
        <text:list-item>
          <text:p text:style-name="P16"><text:span text:style-name="Default_20_Paragraph_20_Font"><text:span text:style-name="T6">Istri</text:span></text:span><text:span text:style-name="Default_20_Paragraph_20_Font"><text:span text:style-name="T6"><text:tab/></text:span></text:span><text:tab/><text:tab/><text:tab/> </text:p>
        </text:list-item>
      </text:list>
      <text:p text:style-name="P8"><text:s/></text:p>
      <text:list xml:id="list32608509" text:continue-numbering="true" text:style-name="L1">
        <text:list-item>
          <text:list>
            <text:list-item>
              <text:p text:style-name="P13">Nama<text:tab/><text:tab/><text:tab/>: <text:span text:style-name="Default_20_Paragraph_20_Font"><text:span text:style-name="T7">Nama Istri</text:span></text:span></text:p>
            </text:list-item>
          </text:list>
        </text:list-item>
      </text:list>
      <text:p text:style-name="P9">b. <text:s/>Alamat Rumah<text:tab/><text:tab/>: <text:span text:style-name="Default_20_Paragraph_20_Font"><text:span text:style-name="T7">Alamat</text:span></text:span></text:p>
      <text:p text:style-name="P9"/>
      <text:list xml:id="list3279618268136965036" text:style-name="L2">
        <text:list-item>
          <text:p text:style-name="P17"><text:span text:style-name="Default_20_Paragraph_20_Font"><text:span text:style-name="T6"><text:s/>Janda dari Almarhum</text:span></text:span><text:tab/>:</text:p>
        </text:list-item>
      </text:list>
      <text:p text:style-name="P10"><text:tab/></text:p>
      <text:list xml:id="list4387615825007027188" text:style-name="L3">
        <text:list-item>
          <text:p text:style-name="P14">Nama<text:tab/><text:tab/><text:tab/>: [onshow.nama1]</text:p>
        </text:list-item>
        <text:list-item>
          <text:p text:style-name="P15">NIP<text:tab/><text:tab/><text:tab/>: [onshow.NIP1]</text:p>
        </text:list-item>
        <text:list-item>
          <text:p text:style-name="P14">Pangkat/Gol<text:tab/><text:tab/>: [onshow.pangkat1], [onshow.golongan1]</text:p>
        </text:list-item>
        <text:list-item>
          <text:p text:style-name="P14">Unit Kerja<text:tab/><text:tab/>: [onshow.unit_kerja1]</text:p>
        </text:list-item>
        <text:list-item>
          <text:p text:style-name="P14">Instansi<text:tab/><text:tab/>: [onshow.instansi1]</text:p>
        </text:list-item>
        <text:list-item>
          <text:p text:style-name="P15">Meninggal dunia Pada<text:tab/>: <text:span text:style-name="Default_20_Paragraph_20_Font"><text:span text:style-name="T7">Tanggal Meninggal</text:span></text:span></text:p>
        </text:list-item>
      </text:list>
      <text:p text:style-name="P11"/>
      <text:p text:style-name="P6"><text:s text:c="12"/>Demikian atas perhatian dan perkenan Bapak Walikota kami haturkan terima kasih</text:p>
      <text:p text:style-name="P12"><text:tab/><text:tab/><text:tab/><text:tab/><text:tab/></text:p>
      <text:p text:style-name="Normal"><text:tab/><text:tab/><text:tab/><text:tab/><text:tab/><text:tab/><text:tab/>Kepala</text:p>
      <text:p text:style-name="Normal"/>
      <text:p text:style-name="Normal"><text:tab/><text:tab/><text:tab/><text:tab/><text:tab/><text:tab/><text:tab/></text:p>
      <text:p text:style-name="P7"/>
      <text:p text:style-name="Normal"><text:span text:style-name="Default_20_Paragraph_20_Font"><text:span text:style-name="T2"/></text:span></text:p>
      <text:p text:style-name="Normal"><text:tab/><text:tab/><text:tab/><text:tab/><text:tab/><text:tab/><text:span text:style-name="Default_20_Paragraph_20_Font"><text:span text:style-name="T1"> <text:s text:c="5"/></text:span></text:span><text:s text:c="2"/><text:span text:style-name="Default_20_Paragraph_20_Font"><text:span text:style-name="T1"><text:s text:c="3"/></text:span></text:span>Drs. EDY HERI SUASANA, M.Pd<text:tab/><text:tab/><text:tab/><text:tab/><text:tab/><text:span text:style-name="Default_20_Paragraph_20_Font"><text:span text:style-name="T1"> <text:s text:c="8"/></text:span></text:span><text:tab/> <text:s text:c="8"/><text:tab/> <text:tab/> <text:s text:c="9"/><text:span text:style-name="Default_20_Paragraph_20_Font"><text:span text:style-name="T1"><text:s/></text:span></text:span>NIP 19610605 198401 1 005</text:p>
      <text:p text:style-name="Normal"><text:s/><text:tab/> <text:s text:c="4"/><text:span text:style-name="Default_20_Paragraph_20_Font"><text:span text:style-name="T7">Tembusan:</text:span></text:span><text:span text:style-name="Default_20_Paragraph_20_Font"><text:span text:style-name="T7"><text:tab/></text:span>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WW_5f_CharLFO2LVL1" style:display-name="WW_CharLFO2LVL1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54cm" fo:margin-bottom="1.905cm" fo:margin-left="2.54cm" fo:margin-right="1.90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Karlina</meta:initial-creator>
    <meta:creation-date>2016-02-02T03:32:00Z</meta:creation-date>
    <dc:date>2016-02-02T12:41:59.16</dc:date>
    <meta:print-date>2007-04-25T17:37:00Z</meta:print-date>
    <meta:editing-cycles>4</meta:editing-cycles>
    <meta:editing-duration>PT32S</meta:editing-duration>
    <meta:document-statistic meta:table-count="1" meta:image-count="1" meta:object-count="0" meta:page-count="1" meta:paragraph-count="31" meta:word-count="133" meta:character-count="1138"/>
    <meta:template xlink:type="simple" xlink:actuate="onRequest" xlink:title="" xlink:href="Normal.dotm"/>
  </office:meta>
</office:document-meta>
</file>